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7000001D81E79F30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Helvetica" svg:font-family="Helvetica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" svg:font-family="ArialMT" style:font-family-generic="swiss" style:font-pitch="variable"/>
    <style:font-face style:name="Helvetica1" svg:font-family="Helvetica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7.535cm" table:align="left" style:writing-mode="lr-tb"/>
    </style:style>
    <style:style style:name="Table1.A" style:family="table-column">
      <style:table-column-properties style:column-width="2.335cm"/>
    </style:style>
    <style:style style:name="Table1.B" style:family="table-column">
      <style:table-column-properties style:column-width="3.501cm"/>
    </style:style>
    <style:style style:name="Table1.C" style:family="table-column">
      <style:table-column-properties style:column-width="11.698cm"/>
    </style:style>
    <style:style style:name="Table1.1" style:family="table-row">
      <style:table-row-properties style:min-row-height="0.623cm" fo:keep-together="always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691cm" fo:keep-together="always"/>
    </style:style>
    <style:style style:name="Table4" style:family="table">
      <style:table-properties style:width="17.69cm" fo:margin-left="0.099cm" table:align="left" style:writing-mode="lr-tb"/>
    </style:style>
    <style:style style:name="Table4.A" style:family="table-column">
      <style:table-column-properties style:column-width="4.006cm"/>
    </style:style>
    <style:style style:name="Table4.B" style:family="table-column">
      <style:table-column-properties style:column-width="6.482cm"/>
    </style:style>
    <style:style style:name="Table4.C" style:family="table-column">
      <style:table-column-properties style:column-width="7.20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754cm" fo:margin-left="0.026cm" fo:margin-right="0cm" table:align="margins" style:writing-mode="lr-tb"/>
    </style:style>
    <style:style style:name="Table2.A" style:family="table-column">
      <style:table-column-properties style:column-width="2.037cm" style:rel-column-width="7520*"/>
    </style:style>
    <style:style style:name="Table2.B" style:family="table-column">
      <style:table-column-properties style:column-width="15.716cm" style:rel-column-width="58015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.282cm" fo:margin-bottom="0cm" loext:contextual-spacing="false"/>
    </style:style>
    <style:style style:name="P2" style:family="paragraph" style:parent-style-name="CellBody">
      <style:paragraph-properties style:snap-to-layout-grid="false"/>
    </style:style>
    <style:style style:name="P3" style:family="paragraph" style:parent-style-name="CellBody">
      <style:text-properties style:use-window-font-color="true" fo:font-style="normal" style:font-style-asian="normal" style:font-style-complex="normal"/>
    </style:style>
    <style:style style:name="P4" style:family="paragraph" style:parent-style-name="CellBody">
      <style:paragraph-properties style:snap-to-layout-grid="false"/>
      <style:text-properties style:use-window-font-color="true" fo:font-style="normal" officeooo:rsid="00022b17" officeooo:paragraph-rsid="00022b17" style:font-style-asian="normal" style:font-style-complex="normal"/>
    </style:style>
    <style:style style:name="P5" style:family="paragraph" style:parent-style-name="CellBody">
      <style:paragraph-properties style:snap-to-layout-grid="false"/>
      <style:text-properties style:use-window-font-color="true" fo:font-style="normal" officeooo:rsid="001d5a1c" officeooo:paragraph-rsid="001d5a1c" style:font-style-asian="normal" style:font-style-complex="normal"/>
    </style:style>
    <style:style style:name="P6" style:family="paragraph" style:parent-style-name="CellBody">
      <style:paragraph-properties style:snap-to-layout-grid="false"/>
      <style:text-properties officeooo:rsid="000f2e28" officeooo:paragraph-rsid="000f2e28"/>
    </style:style>
    <style:style style:name="P7" style:family="paragraph" style:parent-style-name="CellBody">
      <style:paragraph-properties fo:keep-with-next="always" style:snap-to-layout-grid="false"/>
    </style:style>
    <style:style style:name="P8" style:family="paragraph" style:parent-style-name="CellBody">
      <style:paragraph-properties fo:keep-with-next="always" style:snap-to-layout-grid="false"/>
      <style:text-properties officeooo:rsid="000f2e28" officeooo:paragraph-rsid="000f2e28"/>
    </style:style>
    <style:style style:name="P9" style:family="paragraph" style:parent-style-name="CellHeading">
      <style:paragraph-properties fo:text-align="center" style:justify-single-word="false" fo:keep-with-next="always" style:snap-to-layout-grid="false"/>
      <style:text-properties fo:language="fr" fo:country="FR"/>
    </style:style>
    <style:style style:name="P10" style:family="paragraph" style:parent-style-name="Body">
      <style:paragraph-properties fo:text-align="center" style:justify-single-word="false"/>
      <style:text-properties fo:color="#ff0000" fo:font-style="italic" style:font-style-asian="italic"/>
    </style:style>
    <style:style style:name="P11" style:family="paragraph" style:parent-style-name="Body">
      <style:text-properties fo:language="en" fo:country="GB"/>
    </style:style>
    <style:style style:name="P12" style:family="paragraph" style:parent-style-name="Body">
      <style:text-properties style:use-window-font-color="true" fo:font-style="normal" officeooo:rsid="0002ab94" officeooo:paragraph-rsid="0002ab94" style:font-style-asian="normal" style:font-style-complex="normal"/>
    </style:style>
    <style:style style:name="P13" style:family="paragraph" style:parent-style-name="Body">
      <style:text-properties style:use-window-font-color="true" fo:font-style="normal" officeooo:rsid="00041a69" officeooo:paragraph-rsid="00041a69" style:font-style-asian="normal" style:font-style-complex="normal"/>
    </style:style>
    <style:style style:name="P14" style:family="paragraph" style:parent-style-name="Body">
      <style:text-properties style:use-window-font-color="true" fo:font-style="normal" officeooo:paragraph-rsid="001b5a90" style:font-style-asian="normal" style:font-style-complex="normal"/>
    </style:style>
    <style:style style:name="P15" style:family="paragraph" style:parent-style-name="Body">
      <style:text-properties style:use-window-font-color="true" fo:font-style="normal" officeooo:rsid="00155586" officeooo:paragraph-rsid="0017f999" style:font-style-asian="normal" style:font-style-complex="normal"/>
    </style:style>
    <style:style style:name="P16" style:family="paragraph" style:parent-style-name="Body">
      <style:text-properties style:use-window-font-color="true" fo:font-style="normal" officeooo:rsid="00155586" officeooo:paragraph-rsid="00216263" style:font-style-asian="normal" style:font-style-complex="normal"/>
    </style:style>
    <style:style style:name="P17" style:family="paragraph" style:parent-style-name="Body">
      <style:text-properties style:use-window-font-color="true" fo:font-style="normal" officeooo:paragraph-rsid="00155586" style:font-style-asian="normal" style:font-style-complex="normal"/>
    </style:style>
    <style:style style:name="P18" style:family="paragraph" style:parent-style-name="Body">
      <style:text-properties style:use-window-font-color="true" fo:font-style="normal" officeooo:rsid="001748b8" officeooo:paragraph-rsid="003146a6" style:font-style-asian="normal" style:font-style-complex="normal"/>
    </style:style>
    <style:style style:name="P19" style:family="paragraph" style:parent-style-name="Body">
      <style:text-properties officeooo:paragraph-rsid="003698ef"/>
    </style:style>
    <style:style style:name="P20" style:family="paragraph" style:parent-style-name="Body">
      <style:text-properties officeooo:rsid="002003f7" officeooo:paragraph-rsid="003836a1"/>
    </style:style>
    <style:style style:name="P21" style:family="paragraph" style:parent-style-name="Body">
      <style:text-properties officeooo:rsid="002003f7" officeooo:paragraph-rsid="0039a07a"/>
    </style:style>
    <style:style style:name="P22" style:family="paragraph" style:parent-style-name="Body">
      <style:text-properties officeooo:paragraph-rsid="003a93d8"/>
    </style:style>
    <style:style style:name="P23" style:family="paragraph" style:parent-style-name="Abstract">
      <style:text-properties fo:font-size="16pt" fo:font-weight="bold" style:font-size-asian="16pt" style:font-weight-asian="bold"/>
    </style:style>
    <style:style style:name="P24" style:family="paragraph" style:parent-style-name="Abstract">
      <style:text-properties fo:language="it" fo:country="IT" officeooo:rsid="00261e17" officeooo:paragraph-rsid="00261e17"/>
    </style:style>
    <style:style style:name="P25" style:family="paragraph" style:parent-style-name="Body" style:master-page-name="">
      <style:paragraph-properties fo:margin-left="0cm" fo:margin-right="0.3cm" fo:text-indent="0cm" style:auto-text-indent="false" style:page-number="auto" fo:keep-with-next="always"/>
    </style:style>
    <style:style style:name="P26" style:family="paragraph" style:parent-style-name="Body">
      <style:paragraph-properties fo:margin-left="1.54cm" fo:margin-right="0cm" fo:text-indent="-1.54cm" style:auto-text-indent="false">
        <style:tab-stops>
          <style:tab-stop style:position="10.001cm"/>
        </style:tab-stops>
      </style:paragraph-properties>
      <style:text-properties officeooo:paragraph-rsid="0005d705"/>
    </style:style>
    <style:style style:name="P27" style:family="paragraph" style:parent-style-name="Body">
      <style:paragraph-properties fo:margin-left="1.54cm" fo:margin-right="0cm" fo:text-indent="-1.54cm" style:auto-text-indent="false">
        <style:tab-stops>
          <style:tab-stop style:position="10.001cm"/>
        </style:tab-stops>
      </style:paragraph-properties>
      <style:text-properties officeooo:rsid="0005d705" officeooo:paragraph-rsid="0005d705"/>
    </style:style>
    <style:style style:name="P28" style:family="paragraph" style:parent-style-name="Standard">
      <style:text-properties style:use-window-font-color="true" fo:font-style="italic" fo:font-weight="bold" officeooo:paragraph-rsid="00126985" style:font-style-asian="italic" style:font-weight-asian="bold"/>
    </style:style>
    <style:style style:name="P29" style:family="paragraph" style:parent-style-name="Standard">
      <style:text-properties style:use-window-font-color="true" fo:font-style="italic" officeooo:rsid="000a51eb" officeooo:paragraph-rsid="00216263" style:font-style-asian="italic" style:font-style-complex="normal"/>
    </style:style>
    <style:style style:name="P30" style:family="paragraph" style:parent-style-name="Standard">
      <style:text-properties style:use-window-font-color="true" fo:font-style="normal" officeooo:rsid="00216263" officeooo:paragraph-rsid="0022666f" style:font-style-asian="normal" style:font-style-complex="normal"/>
    </style:style>
    <style:style style:name="P31" style:family="paragraph" style:parent-style-name="Table_20_Contents">
      <style:text-properties officeooo:rsid="00135893" officeooo:paragraph-rsid="00216263"/>
    </style:style>
    <style:style style:name="P32" style:family="paragraph" style:parent-style-name="Table_20_Contents">
      <style:text-properties officeooo:rsid="00135893" officeooo:paragraph-rsid="0039a07a"/>
    </style:style>
    <style:style style:name="P33" style:family="paragraph" style:parent-style-name="Table_20_Contents">
      <style:text-properties officeooo:rsid="00216263" officeooo:paragraph-rsid="00216263"/>
    </style:style>
    <style:style style:name="P34" style:family="paragraph" style:parent-style-name="Table_20_Contents">
      <style:text-properties fo:font-weight="bold" officeooo:rsid="00135893" officeooo:paragraph-rsid="00216263" style:font-weight-asian="bold" style:font-weight-complex="bold"/>
    </style:style>
    <style:style style:name="P35" style:family="paragraph" style:parent-style-name="Table_20_Contents">
      <style:text-properties officeooo:rsid="0039ca07" officeooo:paragraph-rsid="0039ca07"/>
    </style:style>
    <style:style style:name="P36" style:family="paragraph" style:parent-style-name="Contents_20_1">
      <style:paragraph-properties>
        <style:tab-stops>
          <style:tab-stop style:position="15.24cm" style:leader-style="dotted" style:leader-text="."/>
          <style:tab-stop style:position="17.78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4.478cm" style:leader-style="dotted" style:leader-text="."/>
          <style:tab-stop style:position="17.78cm" style:type="right" style:leader-style="dotted" style:leader-text="."/>
        </style:tab-stops>
      </style:paragraph-properties>
    </style:style>
    <style:style style:name="P38" style:family="paragraph" style:parent-style-name="Body" style:master-page-name="">
      <style:paragraph-properties style:page-number="auto" fo:keep-with-next="always"/>
      <style:text-properties style:use-window-font-color="true" fo:font-style="normal" officeooo:paragraph-rsid="0006e504" style:font-style-asian="normal"/>
    </style:style>
    <style:style style:name="P39" style:family="paragraph" style:parent-style-name="Standard" style:list-style-name="WW8Num3">
      <style:text-properties officeooo:paragraph-rsid="001d5a1c"/>
    </style:style>
    <style:style style:name="P40" style:family="paragraph" style:parent-style-name="Standard" style:list-style-name="WW8Num3">
      <style:text-properties officeooo:rsid="003836a1" officeooo:paragraph-rsid="003836a1"/>
    </style:style>
    <style:style style:name="P41" style:family="paragraph" style:parent-style-name="Heading_20_2">
      <style:text-properties fo:language="fr" fo:country="FR"/>
    </style:style>
    <style:style style:name="P42" style:family="paragraph" style:parent-style-name="Heading_20_2">
      <style:text-properties fo:font-style="italic" officeooo:rsid="0008fcd0" officeooo:paragraph-rsid="0011cae1" style:font-style-asian="italic" style:font-style-complex="normal"/>
    </style:style>
    <style:style style:name="P43" style:family="paragraph" style:parent-style-name="Heading_20_2" style:master-page-name="">
      <style:paragraph-properties fo:margin-left="0cm" fo:margin-right="0.3cm" fo:text-indent="0cm" style:auto-text-indent="false" style:page-number="auto"/>
    </style:style>
    <style:style style:name="P44" style:family="paragraph" style:parent-style-name="Heading_20_1">
      <style:text-properties officeooo:paragraph-rsid="000bdbed"/>
    </style:style>
    <style:style style:name="P45" style:family="paragraph" style:parent-style-name="Heading_20_1">
      <style:text-properties officeooo:paragraph-rsid="000d4f23"/>
    </style:style>
    <style:style style:name="P46" style:family="paragraph" style:parent-style-name="Heading_20_1">
      <style:paragraph-properties fo:break-before="page"/>
      <style:text-properties fo:language="fr" fo:country="FR"/>
    </style:style>
    <style:style style:name="P47" style:family="paragraph" style:parent-style-name="Body" style:list-style-name="L1">
      <style:text-properties style:use-window-font-color="true" fo:font-style="normal" officeooo:paragraph-rsid="0007a03e" style:font-style-asian="normal" style:font-style-complex="normal"/>
    </style:style>
    <style:style style:name="P48" style:family="paragraph" style:parent-style-name="Body" style:list-style-name="L1">
      <style:text-properties style:use-window-font-color="true" fo:font-style="normal" officeooo:paragraph-rsid="001b5a90" style:font-style-asian="normal" style:font-style-complex="normal"/>
    </style:style>
    <style:style style:name="P49" style:family="paragraph" style:parent-style-name="Body" style:list-style-name="L2">
      <style:text-properties style:use-window-font-color="true" fo:font-style="normal" officeooo:rsid="000f2e28" officeooo:paragraph-rsid="000f2e28" style:font-style-asian="normal" style:font-style-complex="normal"/>
    </style:style>
    <style:style style:name="P50" style:family="paragraph" style:parent-style-name="Body" style:list-style-name="L2">
      <style:text-properties style:use-window-font-color="true" fo:font-style="normal" officeooo:rsid="000f2e28" officeooo:paragraph-rsid="003530d9" style:font-style-asian="normal" style:font-style-complex="normal"/>
    </style:style>
    <style:style style:name="P51" style:family="paragraph" style:parent-style-name="Body" style:list-style-name="L2">
      <style:text-properties style:use-window-font-color="true" fo:font-style="normal" officeooo:rsid="003530d9" officeooo:paragraph-rsid="003530d9" style:font-style-asian="normal" style:font-style-complex="normal"/>
    </style:style>
    <style:style style:name="P52" style:family="paragraph" style:parent-style-name="Body" style:list-style-name="L2">
      <style:text-properties style:use-window-font-color="true" fo:font-style="normal" officeooo:rsid="00151042" officeooo:paragraph-rsid="00228ed8" style:font-style-asian="normal" style:font-style-complex="normal"/>
    </style:style>
    <style:style style:name="P53" style:family="paragraph" style:parent-style-name="Body" style:list-style-name="L2">
      <style:text-properties style:use-window-font-color="true" fo:font-style="normal" officeooo:rsid="00101d1d" officeooo:paragraph-rsid="00101d1d" style:font-style-asian="normal" style:font-style-complex="normal"/>
    </style:style>
    <style:style style:name="P54" style:family="paragraph" style:parent-style-name="Table_20_Contents">
      <style:text-properties officeooo:rsid="0039ca07" officeooo:paragraph-rsid="00216263"/>
    </style:style>
    <style:style style:name="P55" style:family="paragraph" style:parent-style-name="Document_20_Title" style:master-page-name="First_20_Page">
      <style:paragraph-properties style:page-number="auto"/>
      <style:text-properties fo:font-size="10pt" fo:font-style="italic" style:font-size-asian="10pt" style:font-style-asian="italic"/>
    </style:style>
    <style:style style:name="P56" style:family="paragraph" style:parent-style-name="Definition_20_Term" style:list-style-name="WW8Num3">
      <style:text-properties style:font-name="Arial"/>
    </style:style>
    <style:style style:name="P57" style:family="paragraph" style:parent-style-name="Definition_20_Term" style:list-style-name="WW8Num3">
      <style:text-properties style:font-name="Arial" officeooo:paragraph-rsid="00126985"/>
    </style:style>
    <style:style style:name="T1" style:family="text">
      <style:text-properties fo:font-size="14pt" fo:font-weight="normal" style:font-size-asian="14pt" style:font-weight-asian="normal"/>
    </style:style>
    <style:style style:name="T2" style:family="text">
      <style:text-properties style:font-name="Courier New"/>
    </style:style>
    <style:style style:name="T3" style:family="text">
      <style:text-properties officeooo:rsid="00022b17"/>
    </style:style>
    <style:style style:name="T4" style:family="text">
      <style:text-properties officeooo:rsid="0005d705"/>
    </style:style>
    <style:style style:name="T5" style:family="text">
      <style:text-properties officeooo:rsid="0006e504" style:font-style-complex="normal"/>
    </style:style>
    <style:style style:name="T6" style:family="text">
      <style:text-properties officeooo:rsid="0007a03e" style:font-style-complex="normal"/>
    </style:style>
    <style:style style:name="T7" style:family="text">
      <style:text-properties officeooo:rsid="0017f999" style:font-style-complex="normal"/>
    </style:style>
    <style:style style:name="T8" style:family="text">
      <style:text-properties officeooo:rsid="001b5a90" style:font-style-complex="normal"/>
    </style:style>
    <style:style style:name="T9" style:family="text">
      <style:text-properties fo:font-style="italic" officeooo:rsid="0006e504" style:font-style-asian="italic" style:font-style-complex="italic"/>
    </style:style>
    <style:style style:name="T10" style:family="text">
      <style:text-properties fo:font-style="italic" officeooo:rsid="000bdbed" style:font-style-asian="italic" style:font-style-complex="italic"/>
    </style:style>
    <style:style style:name="T11" style:family="text">
      <style:text-properties fo:font-style="italic" officeooo:rsid="0007a03e" style:font-style-asian="italic" style:font-style-complex="italic"/>
    </style:style>
    <style:style style:name="T12" style:family="text">
      <style:text-properties fo:font-style="italic" officeooo:rsid="0017f999" style:font-style-asian="italic" style:font-style-complex="italic"/>
    </style:style>
    <style:style style:name="T13" style:family="text">
      <style:text-properties fo:font-style="italic" officeooo:rsid="001b5a90" style:font-style-asian="italic" style:font-style-complex="italic"/>
    </style:style>
    <style:style style:name="T14" style:family="text">
      <style:text-properties fo:font-style="italic" officeooo:rsid="001d5a1c" style:font-style-asian="italic" style:font-style-complex="italic"/>
    </style:style>
    <style:style style:name="T15" style:family="text">
      <style:text-properties officeooo:rsid="0007a03e"/>
    </style:style>
    <style:style style:name="T16" style:family="text">
      <style:text-properties style:font-name="Courier New1" officeooo:rsid="0007a03e"/>
    </style:style>
    <style:style style:name="T17" style:family="text">
      <style:text-properties style:font-name="Courier New1" officeooo:rsid="000bdbed"/>
    </style:style>
    <style:style style:name="T18" style:family="text">
      <style:text-properties style:font-name="Courier New1" officeooo:rsid="001b5a90"/>
    </style:style>
    <style:style style:name="T19" style:family="text">
      <style:text-properties style:font-name="Courier New1" officeooo:rsid="002a4953"/>
    </style:style>
    <style:style style:name="T20" style:family="text">
      <style:text-properties style:font-name="Courier New1" officeooo:rsid="00300d0c"/>
    </style:style>
    <style:style style:name="T21" style:family="text">
      <style:text-properties style:use-window-font-color="true"/>
    </style:style>
    <style:style style:name="T22" style:family="text">
      <style:text-properties style:use-window-font-color="true" fo:font-style="normal" style:font-style-asian="normal" style:font-style-complex="normal"/>
    </style:style>
    <style:style style:name="T23" style:family="text">
      <style:text-properties style:use-window-font-color="true" fo:font-style="normal" officeooo:rsid="001f9e22" style:font-style-asian="normal" style:font-style-complex="normal"/>
    </style:style>
    <style:style style:name="T24" style:family="text">
      <style:text-properties style:use-window-font-color="true" fo:font-style="normal" officeooo:rsid="00216263" style:font-style-asian="normal" style:font-style-complex="normal"/>
    </style:style>
    <style:style style:name="T25" style:family="text">
      <style:text-properties style:use-window-font-color="true" fo:font-style="normal" officeooo:rsid="003836a1" style:font-style-asian="normal" style:font-style-complex="normal"/>
    </style:style>
    <style:style style:name="T26" style:family="text">
      <style:text-properties style:use-window-font-color="true" fo:font-style="normal" officeooo:rsid="0039a07a" style:font-style-asian="normal" style:font-style-complex="normal"/>
    </style:style>
    <style:style style:name="T27" style:family="text">
      <style:text-properties style:use-window-font-color="true" officeooo:rsid="002003f7"/>
    </style:style>
    <style:style style:name="T28" style:family="text">
      <style:text-properties style:use-window-font-color="true" officeooo:rsid="001f9e22"/>
    </style:style>
    <style:style style:name="T29" style:family="text">
      <style:text-properties style:use-window-font-color="true" officeooo:rsid="000a51eb"/>
    </style:style>
    <style:style style:name="T30" style:family="text">
      <style:text-properties style:use-window-font-color="true" officeooo:rsid="0022666f"/>
    </style:style>
    <style:style style:name="T31" style:family="text">
      <style:text-properties style:use-window-font-color="true" officeooo:rsid="0022a51e"/>
    </style:style>
    <style:style style:name="T32" style:family="text">
      <style:text-properties style:use-window-font-color="true" officeooo:rsid="0039ca07"/>
    </style:style>
    <style:style style:name="T33" style:family="text">
      <style:text-properties style:use-window-font-color="true" officeooo:rsid="003a93d8"/>
    </style:style>
    <style:style style:name="T34" style:family="text">
      <style:text-properties officeooo:rsid="000bdbed"/>
    </style:style>
    <style:style style:name="T35" style:family="text">
      <style:text-properties style:font-name="Arial" officeooo:rsid="001b5a90"/>
    </style:style>
    <style:style style:name="T36" style:family="text">
      <style:text-properties style:font-name="Arial" officeooo:rsid="00294ab6"/>
    </style:style>
    <style:style style:name="T37" style:family="text">
      <style:text-properties style:font-name="Arial" officeooo:rsid="002c0444"/>
    </style:style>
    <style:style style:name="T38" style:family="text">
      <style:text-properties style:font-name="Arial" officeooo:rsid="002a4953"/>
    </style:style>
    <style:style style:name="T39" style:family="text">
      <style:text-properties officeooo:rsid="0017f999"/>
    </style:style>
    <style:style style:name="T40" style:family="text">
      <style:text-properties officeooo:rsid="0019ce3c"/>
    </style:style>
    <style:style style:name="T41" style:family="text">
      <style:text-properties officeooo:rsid="001a191d"/>
    </style:style>
    <style:style style:name="T42" style:family="text">
      <style:text-properties officeooo:rsid="001b5a90"/>
    </style:style>
    <style:style style:name="T43" style:family="text">
      <style:text-properties officeooo:rsid="001d5a1c"/>
    </style:style>
    <style:style style:name="T44" style:family="text">
      <style:text-properties style:font-name="ArialMT" fo:font-size="10pt" style:font-size-asian="10pt"/>
    </style:style>
    <style:style style:name="T45" style:family="text">
      <style:text-properties style:font-name="ArialMT" fo:font-size="10pt" officeooo:rsid="001d5a1c" style:font-size-asian="10pt"/>
    </style:style>
    <style:style style:name="T46" style:family="text">
      <style:text-properties style:font-name="ArialMT" fo:font-size="10pt" officeooo:rsid="0039a07a" style:font-size-asian="10pt"/>
    </style:style>
    <style:style style:name="T47" style:family="text">
      <style:text-properties officeooo:rsid="001f9e22"/>
    </style:style>
    <style:style style:name="T48" style:family="text">
      <style:text-properties officeooo:rsid="00216263"/>
    </style:style>
    <style:style style:name="T49" style:family="text">
      <style:text-properties officeooo:rsid="00228ed8"/>
    </style:style>
    <style:style style:name="T50" style:family="text">
      <style:text-properties officeooo:rsid="0024517e"/>
    </style:style>
    <style:style style:name="T51" style:family="text">
      <style:text-properties officeooo:rsid="003146a6"/>
    </style:style>
    <style:style style:name="T52" style:family="text">
      <style:text-properties officeooo:rsid="003341e2"/>
    </style:style>
    <style:style style:name="T53" style:family="text">
      <style:text-properties officeooo:rsid="003530d9"/>
    </style:style>
    <style:style style:name="T54" style:family="text">
      <style:text-properties officeooo:rsid="003698ef"/>
    </style:style>
    <style:style style:name="T55" style:family="text">
      <style:text-properties officeooo:rsid="0039ca07"/>
    </style:style>
    <style:style style:name="T56" style:family="text">
      <style:text-properties officeooo:rsid="003c2b7a"/>
    </style:style>
    <style:style style:name="T57" style:family="text">
      <style:text-properties officeooo:rsid="003cffba"/>
    </style:style>
    <style:style style:name="T58" style:family="text">
      <style:text-properties officeooo:rsid="003d80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prefix="R-" style:num-format="1">
        <style:list-level-properties text:list-level-position-and-space-mode="label-alignment">
          <style:list-level-label-alignment text:label-followed-by="listtab" text:list-tab-stop-position="2cm" fo:text-indent="-1.36cm" fo:margin-left="2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draw:frame draw:style-name="fr2" draw:name="graphics1" text:anchor-type="paragraph" svg:width="17.78cm" svg:height="7.893cm" draw:z-index="0"><draw:image xlink:href="Pictures/1000020100000427000001D81E79F30D.png" xlink:type="simple" xlink:show="embed" xlink:actuate="onLoad"/></draw:frame></text:p>
      <text:p text:style-name="Document_20_Title"><text:user-defined style:data-style-name="N0" text:name="RFP Title">RFP-175 Device Access Specification Update</text:user-defined></text:p>
      <text:p text:style-name="Document_20_Title"><text:span text:style-name="T1">Draft<text:line-break/><text:line-break/></text:span><text:span text:style-name="T1"><text:page-count style:num-format="1">6</text:page-count></text:span><text:span text:style-name="T1"> Pages</text:span></text:p>
      <text:p text:style-name="P23">Abstract</text:p>
      <text:p text:style-name="P24">Some points where the Device Access Specification might be improved for usablity</text:p>
      <text:p text:style-name="P10"/>
      <text:h text:style-name="P46" text:outline-level="1">Document Information</text:h>
      <text:h text:style-name="P41" text:outline-level="2">Table of Contents</text:h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24cm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4.478cm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3.716cm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0cm" style:leader-char=" " style:with-tab="false"/>
            <text:index-entry-tab-stop style:type="left" style:position="0.004cm" style:leader-char=" " style:with-tab="false"/>
            <text:index-entry-tab-stop style:type="left" style:position="8.987cm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97cm" style:leader-char="." style:with-tab="false"/>
          </text:table-of-content-entry-template>
        </text:table-of-content-source>
        <text:index-body>
          <text:p text:style-name="P36">1 Document Information<text:tab/>2</text:p>
          <text:p text:style-name="P37">1.1 Table of Contents<text:tab/>2</text:p>
          <text:p text:style-name="P37">1.2 Terminology and Document Conventions<text:tab/>2</text:p>
          <text:p text:style-name="P37">1.3 Revision History<text:tab/>2</text:p>
          <text:p text:style-name="P36">2 Introduction<text:tab/>3</text:p>
          <text:p text:style-name="P36">3 Application Domain<text:tab/>3</text:p>
          <text:p text:style-name="P37">3.1 Terminology + Abbreviations<text:tab/>3</text:p>
          <text:p text:style-name="P36">4 Problem Description<text:tab/>3</text:p>
          <text:p text:style-name="P36">5 Use Cases<text:tab/>4</text:p>
          <text:p text:style-name="P37">5.1 Base Driver implementation<text:tab/>4</text:p>
          <text:p text:style-name="P36">6 Requirements<text:tab/>5</text:p>
          <text:p text:style-name="P36">7 Document Support<text:tab/>5</text:p>
          <text:p text:style-name="P37">7.1 References<text:tab/>5</text:p>
          <text:p text:style-name="P37">7.2 Author’s Address<text:tab/>6</text:p>
          <text:p text:style-name="P37">7.3 End of Document<text:tab/>6</text:p>
        </text:index-body>
      </text:table-of-content>
      <text:p text:style-name="Body"/>
      <text:h text:style-name="Heading_20_2" text:outline-level="2">Terminology and Document Conventions</text:h>
      <text:p text:style-name="Body">The key words "MUST", "MUST NOT", "REQUIRED", "SHALL", "SHALL NOT", "SHOULD", "SHOULD NOT", "RECOMMENDED", "NOT RECOMMENDED", "MAY" and "OPTIONAL" in this document are to be interpreted as described in <text:bookmark-ref text:reference-format="chapter" text:ref-name="_Ref493020620">7.1</text:bookmark-ref>.</text:p>
      <text:p text:style-name="Body"><text:span text:style-name="T2">Source code is shown in this typeface</text:span>.</text:p>
      <text:h text:style-name="Heading_20_2" text:outline-level="2">Revision History</text:h>
      <text:p text:style-name="P11">The last named individual in this history is currently responsible for this document.</text:p>
      <text:p text:style-name="Body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9">Revision</text:p>
            </table:table-cell>
            <table:table-cell table:style-name="Table1.A1" office:value-type="string">
              <text:p text:style-name="P9">Date</text:p>
            </table:table-cell>
            <table:table-cell table:style-name="Table1.C1" office:value-type="string">
              <text:p text:style-name="P9">Comments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P2">Initial</text:p>
          </table:table-cell>
          <table:table-cell table:style-name="Table1.A1" office:value-type="string">
            <text:p text:style-name="P5">Apr 28 2015</text:p>
          </table:table-cell>
          <table:table-cell table:style-name="Table1.C1" office:value-type="string">
            <text:p text:style-name="P4">Initial version.</text:p>
            <text:p text:style-name="P3"><text:span text:style-name="T3">Nicola Portinaro</text:span>, <text:span text:style-name="T3">Telecom Italia,</text:span> <text:span text:style-name="T3">nicola.portinaro@telecomitalia.it</text:span></text:p>
          </table:table-cell>
        </table:table-row>
      </table:table>
      <text:p text:style-name="Body"><text:soft-page-break/></text:p>
      <text:h text:style-name="Heading_20_1" text:outline-level="1">Introduction</text:h>
      <text:p text:style-name="P12">This Device Admin Enhancements RFP suggests a set of new ways for using the Device Admin Specification with <text:s/>the final purpose to reduce as much as possible the burden necessary to <text:span text:style-name="T51">implement</text:span> a Driver <text:span text:style-name="T51">s</text:span>ervice.</text:p>
      <text:h text:style-name="Heading_20_1" text:outline-level="1">Application Domain</text:h>
      <text:p text:style-name="P13">The Device Access Specification defines a model for handling devices on a OSGi Service Platform. Although the specification is very complete, it is also pretty old and it was never <text:span text:style-name="T42">modified</text:span> since the OSGi R3 Service Platform <text:span text:style-name="T42">where first has been released</text:span>. This RFP tries to highlight some aspects where <text:span text:style-name="T42">the Device Acces Specification 1.0 could be improved by taking into account of some concepts that were not available in OSGi at that time.</text:span></text:p>
      <text:h text:style-name="Heading_20_2" text:outline-level="2">Terminology + Abbreviations</text:h>
      <text:p text:style-name="P26">DS<text:tab/>Declarative Services; </text:p>
      <text:p text:style-name="P27">DAS<text:tab/>Device <text:span text:style-name="T40">Access</text:span> Specification</text:p>
      <text:p text:style-name="P26">POJO<text:tab/>Plain <text:span text:style-name="T4">O</text:span>ld Java Object; <text:span text:style-name="T4">this term is used in OSGi for representing java classes that do not include any reference to OSGi core framework classes or interfaces.</text:span></text:p>
      <text:p text:style-name="P26">SCR<text:tab/>Service Components Runtime; <text:span text:style-name="T4">this terminology is used to represent a Declarative Service implementation.</text:span></text:p>
      <text:h text:style-name="Heading_20_1" text:outline-level="1"><text:soft-page-break/>Problem Description</text:h>
      <text:p text:style-name="P38"><text:span text:style-name="T5">The Device Access specification define</text:span><text:span text:style-name="T7">s</text:span><text:span text:style-name="T5"> two entities, the </text:span><text:span text:style-name="T9">device</text:span><text:span text:style-name="T5"> and the </text:span><text:span text:style-name="T9">driver. </text:span><text:span text:style-name="T12"><text:s/></text:span><text:span text:style-name="T13">A</text:span><text:span text:style-name="T12"> device</text:span><text:span text:style-name="T5"> </text:span><text:span text:style-name="T9">attachment algorithm</text:span><text:span text:style-name="T5"> </text:span><text:span text:style-name="T7">is formalized and used by a</text:span><text:span text:style-name="T5"> Device Manager entity uses to find out more suitable driver for a specific devic</text:span><text:span text:style-name="T8">e. In one is found it is then</text:span><text:span text:style-name="T5"> </text:span><text:span text:style-name="T9">attached</text:span><text:span text:style-name="T5"> to the device. In </text:span><text:span text:style-name="T8">the </text:span><text:span text:style-name="T5">DAS </text:span><text:span text:style-name="T9">devices</text:span><text:span text:style-name="T5"> and </text:span><text:span text:style-name="T9">drivers</text:span><text:span text:style-name="T5"> are represented by services </text:span><text:span text:style-name="T6">registered </text:span><text:span text:style-name="T8">in </text:span><text:span text:style-name="T6">the framework:</text:span></text:p>
      <text:list xml:id="list8926694725561443861" text:style-name="L1">
        <text:list-item>
          <text:p text:style-name="P47"><text:span text:style-name="T15">A Device Service (see </text:span><text:span text:style-name="T15"><text:bookmark-ref text:reference-format="page" text:ref-name="__RefHeading__744_1812346652">6</text:bookmark-ref></text:span><text:span text:style-name="T15"> paragraph 103.2) can be either be a service of interface </text:span><text:span text:style-name="T16">org.osgi.service.Device</text:span><text:span text:style-name="T15"> or any kind of service with a “</text:span><text:span text:style-name="T11">DEVICE_CATEGORY”</text:span><text:span text:style-name="T15"> service property defined.</text:span></text:p>
        </text:list-item>
        <text:list-item>
          <text:p text:style-name="P48"><text:span text:style-name="T15">A Driver Service MUST register a service of type </text:span><text:span text:style-name="T16">org.osgi.service.Driver </text:span><text:span text:style-name="T38">and a</text:span><text:span text:style-name="T19"> DRIVER_ID </text:span><text:span text:style-name="T38">service property.</text:span></text:p>
        </text:list-item>
      </text:list>
      <text:p text:style-name="P17"><text:span text:style-name="T34">As a consequence of the above statements, a </text:span><text:span text:style-name="T10">driver, </text:span><text:span text:style-name="T42">by design, cannot be a POJO because it has to register a service of interface </text:span><text:span text:style-name="T16">org.osgi.service.Driver. </text:span><text:span text:style-name="T34">Moreover this interface defines two methods </text:span><text:span text:style-name="T17">attach</text:span><text:span text:style-name="T20">()</text:span><text:span text:style-name="T34"> and </text:span><text:span text:style-name="T17">match</text:span><text:span text:style-name="T20">()</text:span><text:span text:style-name="T34"> that have an argument of type </text:span><text:span text:style-name="T17">org.osgi.framework.ServiceReference.</text:span></text:p>
      <text:p text:style-name="P14"><text:span text:style-name="T34">On the other hand a </text:span><text:span text:style-name="T10">device</text:span><text:span text:style-name="T34"> could be a POJO. The </text:span><text:span text:style-name="T16">org.osgi.service.Device </text:span><text:span text:style-name="T34">interface (if the device chose to implement it) has just a </text:span><text:span text:style-name="T17">noDriverFound(</text:span><text:span text:style-name="T18">) </text:span><text:span text:style-name="T35">method with no parameters. If the device </text:span><text:span text:style-name="T36">implementer</text:span><text:span text:style-name="T35"> doesn't need to be notified about the “no driver found” event, by the device manager, a device could be implemented as described before without any dependence with the DAS </text:span><text:span text:style-name="T37">API</text:span><text:span text:style-name="T35">.</text:span></text:p>
      <text:p text:style-name="P16">Another drawback of the current Device Access Specification is that the Device Manager delegates to the attached <text:span text:style-name="T47">driver service</text:span> the burden to track the attached device service, using, for instance, a ServiceTracker <text:span text:style-name="T48">(see section 103.4.4 'Driver Service Unregistration' of </text:span><text:span text:style-name="T48"><text:bookmark-ref text:reference-format="page" text:ref-name="__RefHeading__546_597216207">6</text:bookmark-ref></text:span><text:span text:style-name="T48">).</text:span></text:p>
      <text:p text:style-name="P15">The last, but not least limitation of <text:span text:style-name="T43">DAS version 1.1, </text:span>is that a Driver <text:span text:style-name="T47">S</text:span>ervice <text:span text:style-name="T47">object</text:span>, must be instantiated, even if it is eventually <text:span text:style-name="T47">this driver </text:span>not <text:span text:style-name="T47">actually </text:span>chosen by the Device Manager <text:span text:style-name="T41">attachment algorithm. </text:span></text:p>
      <text:p text:style-name="P18">This RFP has the purpose of providing some <text:span text:style-name="T51">use</text:span> case<text:span text:style-name="T51">s</text:span> that show how the developer may take advantage of a modification of the way the Device Access specification may be used by an OSGi developer. </text:p>
      <text:p text:style-name="P18"><text:span text:style-name="T43">This RFP and therefore the described use cases, doesn't involve the </text:span><text:span text:style-name="T14">Driver Locator Service</text:span><text:span text:style-name="T43"> (see </text:span><text:span text:style-name="T43"><text:bookmark-ref text:reference-format="page" text:ref-name="__RefHeading__546_597216207">6</text:bookmark-ref></text:span><text:span text:style-name="T43"> paragraph 103.5) and the </text:span><text:span text:style-name="T14">Driver Selector Service</text:span><text:span text:style-name="T43"> (see </text:span><text:span text:style-name="T43"><text:bookmark-ref text:reference-format="page" text:ref-name="__RefHeading__546_597216207">6</text:bookmark-ref></text:span><text:span text:style-name="T43"> paragraph 103.6).</text:span></text:p>
      <text:h text:style-name="P44" text:outline-level="1">Use Cases</text:h>
      <text:h text:style-name="P42" text:outline-level="2"><text:span text:style-name="T27">Base </text:span><text:span text:style-name="T28">D</text:span><text:span text:style-name="T21">river implementation</text:span></text:h>
      <text:p text:style-name="P20"><text:span text:style-name="T23">A </text:span><text:span text:style-name="T22">home automation OSGi application is installed on a gateway. This application is composed by different base drivers, one for each of the Home Automation </text:span><text:span text:style-name="T24">technologies</text:span><text:span text:style-name="T22"> supported by the software: ZigBee, Zwave, EnOcean. The end user may </text:span><text:span text:style-name="T24">enable the gateway to handle</text:span><text:span text:style-name="T22"> </text:span><text:span text:style-name="T24">physical </text:span><text:span text:style-name="T22">devices of one of these technologies, by plugging in the USB port the relative </text:span><text:span text:style-name="T25">external</text:span><text:span text:style-name="T22"> dongle. </text:span></text:p>
      <text:p text:style-name="P20"><text:soft-page-break/><text:span text:style-name="T22">The base driver that is </text:span><text:span text:style-name="T24">able to use</text:span><text:span text:style-name="T22"> this dongle, is automatically attached by the Device Manager. If the dongle is not supported by any of the installed base drivers, nothing happens.</text:span></text:p>
      <text:p text:style-name="P21"><text:span text:style-name="T26">We</text:span><text:span text:style-name="T25"> suppose to use an implementation of </text:span><text:span text:style-name="T24">the Serial Device Service specification </text:span><text:span text:style-name="T26">(see chapter 147 of </text:span><text:span text:style-name="T26"><text:bookmark-ref text:reference-format="page" text:ref-name="__RefHeading__812_146466060">6</text:bookmark-ref></text:span><text:span text:style-name="T26">)</text:span><text:span text:style-name="T24">, since </text:span><text:span text:style-name="T25">we suppose that all</text:span><text:span text:style-name="T24"> th</text:span><text:span text:style-name="T25">ese</text:span><text:span text:style-name="T24"> dongles </text:span><text:span text:style-name="T25">are seen by the operating system as USB serial port devices</text:span><text:span text:style-name="T24">. </text:span><text:span text:style-name="T26">We suppose also that this implementation register also the service with the USBInfoDevice interface (see the USB Information Device Category Specification, chapter 146 of </text:span><text:span text:style-name="T26"><text:bookmark-ref text:reference-format="page" text:ref-name="__RefHeading__812_146466060">6</text:bookmark-ref></text:span><text:span text:style-name="T26">).</text:span></text:p>
      <text:p text:style-name="P20"><text:span text:style-name="T26">When a dongle is plugged in the USB port, this Serial Device implementation register a</text:span><text:span text:style-name="T24"> SerialDevice </text:span><text:span text:style-name="T26">service</text:span><text:span text:style-name="T24"> with the following properties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4"><text:span text:style-name="T58">Service p</text:span>roperty</text:p>
          </table:table-cell>
          <table:table-cell table:style-name="Table4.A1" office:value-type="string">
            <text:p text:style-name="P34">Value</text:p>
          </table:table-cell>
          <table:table-cell table:style-name="Table4.C1" office:value-type="string">
            <text:p text:style-name="P34">Description</text:p>
          </table:table-cell>
        </table:table-row>
        <table:table-row>
          <table:table-cell table:style-name="Table4.A2" office:value-type="string">
            <text:p text:style-name="P31">DEVICE_CATEGORY</text:p>
          </table:table-cell>
          <table:table-cell table:style-name="Table4.A2" office:value-type="string">
            <text:p text:style-name="P32">[<text:span text:style-name="T48">Serial, USBInfo</text:span>]</text:p>
          </table:table-cell>
          <table:table-cell table:style-name="Table4.C2" office:value-type="string">
            <text:p text:style-name="P33">The Device is a Serial device, and an USB device at the same time.</text:p>
          </table:table-cell>
        </table:table-row>
        <table:table-row>
          <table:table-cell table:style-name="Table4.A2" office:value-type="string">
            <text:p text:style-name="P33">serial.comport</text:p>
          </table:table-cell>
          <table:table-cell table:style-name="Table4.A2" office:value-type="string">
            <text:p text:style-name="P33">e.g. /dev/ttyUSB0 or COM1</text:p>
          </table:table-cell>
          <table:table-cell table:style-name="Table4.C2" office:value-type="string">
            <text:p text:style-name="P33">The underlying Operating System com <text:span text:style-name="T54">device port</text:span>.</text:p>
          </table:table-cell>
        </table:table-row>
        <table:table-row>
          <table:table-cell table:style-name="Table4.A2" office:value-type="string">
            <text:p text:style-name="P35"><text:s/>USB_IDVENDOR </text:p>
          </table:table-cell>
          <table:table-cell table:style-name="Table4.A2" office:value-type="string">
            <text:p text:style-name="P54">e.g. 0202</text:p>
          </table:table-cell>
          <table:table-cell table:style-name="Table4.C2" office:value-type="string">
            <text:p text:style-name="P33">The USB vendor ID of the dongle</text:p>
          </table:table-cell>
        </table:table-row>
        <table:table-row>
          <table:table-cell table:style-name="Table4.A2" office:value-type="string">
            <text:p text:style-name="P35"><text:s/>USB_IDPRODUCT </text:p>
          </table:table-cell>
          <table:table-cell table:style-name="Table4.A2" office:value-type="string">
            <text:p text:style-name="P33"><text:span text:style-name="T55">e.g. </text:span>AFBD</text:p>
          </table:table-cell>
          <table:table-cell table:style-name="Table4.C2" office:value-type="string">
            <text:p text:style-name="P33">The USB device ID of the dongle</text:p>
          </table:table-cell>
        </table:table-row>
      </table:table>
      <text:p text:style-name="P29"/>
      <text:p text:style-name="P19"><text:span text:style-name="T29">W</text:span><text:span text:style-name="T21">hen the Device Manager detects this service, it recognizes it as a Device service and starts to </text:span><text:span text:style-name="T31">find-out</text:span><text:span text:style-name="T21"> a suitable Driver. </text:span></text:p>
      <text:p text:style-name="P22"><text:span text:style-name="T21">Both the ZigBee, Zwave and EnOcean base drivers are Driver Services, so that they needs to be instantiated so that the Device Manager may call the match() method on them. </text:span><text:span text:style-name="T33">At the end of the process at most one of them is chosen and attached to the SerialDevice device.</text:span></text:p>
      <text:p text:style-name="P22"><text:span text:style-name="T30">Th</text:span><text:span text:style-name="T33">e attached base</text:span><text:span text:style-name="T30"> driver should </text:span><text:span text:style-name="T32">then</text:span><text:span text:style-name="T30"> </text:span><text:span text:style-name="T32">take care of</text:span><text:span text:style-name="T30"> tracking the SerialDevice service, because it have to release this service when it disappears. This may happen when the bundle that register this service is stopped or when the </text:span><text:span text:style-name="T33">USB </text:span><text:span text:style-name="T30">dongle is unplugged by the user.</text:span></text:p>
      <text:p text:style-name="P30"><text:s/></text:p>
      <text:h text:style-name="P45" text:outline-level="1">Requirements</text:h>
      <text:list xml:id="list1812661768211354610" text:style-name="L2">
        <text:list-item>
          <text:p text:style-name="P49">The solution MUST <text:span text:style-name="T39">be backward compatible. Any</text:span> <text:span text:style-name="T52">OSGi bundle compliant with the </text:span>Device Access Specification Version 1.1 <text:span text:style-name="T52">must continue to work.</text:span></text:p>
        </text:list-item>
        <text:list-item>
          <text:p text:style-name="P51">The solution MUST allow to implement a driver service as a POJO.</text:p>
        </text:list-item>
        <text:list-item>
          <text:p text:style-name="P50">The solution SHALL enforce the service lazy activation paradigm <text:span text:style-name="T49">by providing a means to avoid the Driver service object instantiation with the purpose of only issuing the match() method.</text:span></text:p>
        </text:list-item>
        <text:list-item>
          <text:p text:style-name="P52">The solution MUST define a <text:span text:style-name="T53">solution</text:span> to <text:span text:style-name="T53">avoid the developer to explicitly</text:span> track attached <text:span text:style-name="T53">device services with the purpose to be notified when these services are unregistered.</text:span></text:p>
        </text:list-item>
        <text:list-item>
          <text:p text:style-name="P53">The solution <text:span text:style-name="T57">MAY allow to change the names of the methods used for attaching and detaching a device service.</text:span></text:p>
        </text:list-item>
        <text:list-item>
          <text:p text:style-name="P49"><text:soft-page-break/>The solution MAY require <text:span text:style-name="T49">a change in the</text:span> Device Access Specification, <text:span text:style-name="T50">including adding new interface definitions in addition to the currently defined in the 1.1.</text:span></text:p>
        </text:list-item>
        <text:list-item>
          <text:p text:style-name="P49">The solution MAY require <text:span text:style-name="T49">a</text:span> change <text:span text:style-name="T56">in the</text:span> Declarative Services Specification.</text:p>
        </text:list-item>
      </text:list>
      <text:h text:style-name="Heading_20_1" text:outline-level="1">Document Support</text:h>
      <text:h text:style-name="Heading_20_2" text:outline-level="2">References</text:h>
      <text:list xml:id="list4899025932493791220" text:style-name="WW8Num3">
        <text:list-item>
          <text:p text:style-name="P56"><text:bookmark-start text:name="_Ref493020620"/>Bradner, S., Key words for use in RFCs to Indicate Requirement Levels, RFC2119, March 1997.<text:bookmark-end text:name="_Ref493020620"/></text:p>
        </text:list-item>
        <text:list-item>
          <text:p text:style-name="P57">Software Requirements &amp; Specifications. Michael Jackson. ISBN 0-201-87712-0</text:p>
        </text:list-item>
        <text:list-item>
          <text:p text:style-name="P39"><text:bookmark-start text:name="__RefHeading__546_597216207"/><text:bookmark-start text:name="__RefHeading__744_1812346652"/><text:span text:style-name="T45">OSGi Service Platform Service Compendium Release 4, Version 4.3 Device Access Specification, </text:span><text:span text:style-name="T44">Version 1.1</text:span><text:bookmark-end text:name="__RefHeading__546_597216207"/><text:bookmark-end text:name="__RefHeading__744_1812346652"/></text:p>
        </text:list-item>
        <text:list-item>
          <text:p text:style-name="P40"><text:bookmark-start text:name="__RefHeading__812_146466060"/><text:span text:style-name="T45">OSGi </text:span><text:span text:style-name="T46">Residential Release 6, July 2015.</text:span><text:bookmark-end text:name="__RefHeading__812_146466060"/></text:p>
        </text:list-item>
      </text:list>
      <text:p text:style-name="P28"/>
      <text:p text:style-name="P28"/>
      <text:h text:style-name="P43" text:outline-level="2">Author’s Address</text:h>
      <text:p text:style-name="P2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Name</text:p>
          </table:table-cell>
          <table:table-cell table:style-name="Table2.B1" office:value-type="string">
            <text:p text:style-name="P8">Nicola Portinaro</text:p>
          </table:table-cell>
        </table:table-row>
        <table:table-row table:style-name="Table2.1">
          <table:table-cell table:style-name="Table2.A1" office:value-type="string">
            <text:p text:style-name="P7">Company</text:p>
          </table:table-cell>
          <table:table-cell table:style-name="Table2.B1" office:value-type="string">
            <text:p text:style-name="P8">Telecom Italia</text:p>
          </table:table-cell>
        </table:table-row>
        <table:table-row table:style-name="Table2.1">
          <table:table-cell table:style-name="Table2.A1" office:value-type="string">
            <text:p text:style-name="P7">Address</text:p>
          </table:table-cell>
          <table:table-cell table:style-name="Table2.B1" office:value-type="string">
            <text:p text:style-name="P8">Via Guglielmo Reiss Romoli 274, 10148 Torino, Italy</text:p>
          </table:table-cell>
        </table:table-row>
        <table:table-row table:style-name="Table2.1">
          <table:table-cell table:style-name="Table2.A1" office:value-type="string">
            <text:p text:style-name="P7">Voice</text:p>
          </table:table-cell>
          <table:table-cell table:style-name="Table2.B1" office:value-type="string">
            <text:p text:style-name="P8">+39 331 600 1153</text:p>
          </table:table-cell>
        </table:table-row>
        <table:table-row table:style-name="Table2.1">
          <table:table-cell table:style-name="Table2.A1" office:value-type="string">
            <text:p text:style-name="P2">e-mail</text:p>
          </table:table-cell>
          <table:table-cell table:style-name="Table2.B1" office:value-type="string">
            <text:p text:style-name="P6">nicola.portinaro@telecomitalia.it</text:p>
          </table:table-cell>
        </table:table-row>
      </table:table>
      <text:p text:style-name="Body"/>
      <text:h text:style-name="Heading_20_2" text:outline-level="2">End of Document</text:h>
      <text:p text:style-name="Body"><text:bookmark text:name="rfc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Helvetica" svg:font-family="Helvetica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" svg:font-family="ArialMT" style:font-family-generic="swiss" style:font-pitch="variable"/>
    <style:font-face style:name="Helvetica1" svg:font-family="Helvetica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lvetica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Helvetica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Helvetica1" fo:font-family="Helvetica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Helvetica" fo:font-family="Helvetica"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Helvetica" fo:font-family="Helvetica"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" fo:font-family="Helvetica" style:font-name-complex="Tahoma2" style:font-family-complex="Tahoma"/>
    </style:style>
    <style:style style:name="Heading_20_1" style:display-name="Heading 1" style:family="paragraph" style:parent-style-name="Standard" style:next-style-name="Body" style:default-outline-level="1" style:class="text">
      <style:paragraph-properties fo:margin-left="0cm" fo:margin-right="0cm" fo:margin-top="1.693cm" fo:margin-bottom="0.282cm" loext:contextual-spacing="false" fo:orphans="0" fo:widows="0" fo:text-indent="0cm" style:auto-text-indent="false" fo:padding-left="0cm" fo:padding-right="0cm" fo:padding-top="0.353cm" fo:padding-bottom="0.706cm" fo:border-left="none" fo:border-right="none" fo:border-top="4pt solid #000000" fo:border-bottom="4pt solid #000000" fo:keep-with-next="always">
        <style:tab-stops>
          <style:tab-stop style:position="1cm"/>
        </style:tab-stops>
      </style:paragraph-properties>
      <style:text-properties fo:color="#000000" style:font-name="Arial" fo:font-family="Arial" style:font-family-generic="swiss" style:font-pitch="variable" fo:font-size="24pt" fo:font-weight="bold" style:font-size-asian="24pt" style:font-weight-asian="bold"/>
    </style:style>
    <style:style style:name="Heading_20_2" style:display-name="Heading 2" style:family="paragraph" style:parent-style-name="Heading_20_1" style:next-style-name="Body" style:default-outline-level="2" style:class="text">
      <style:paragraph-properties fo:margin-left="0cm" fo:margin-right="0cm" fo:margin-top="0.282cm" fo:margin-bottom="0cm" loext:contextual-spacing="false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.016cm"/>
        </style:tab-stops>
      </style:paragraph-properties>
      <style:text-properties fo:font-size="14pt" style:font-size-asian="14pt"/>
    </style:style>
    <style:style style:name="Heading_20_3" style:display-name="Heading 3" style:family="paragraph" style:parent-style-name="Heading_20_2" style:next-style-name="Body" style:default-outline-level="3" style:class="text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1.27cm"/>
        </style:tab-stops>
      </style:paragraph-properties>
      <style:text-properties fo:font-size="12pt" style:font-size-asian="12pt"/>
    </style:style>
    <style:style style:name="Heading_20_4" style:display-name="Heading 4" style:family="paragraph" style:parent-style-name="Heading_20_3" style:next-style-name="Body" style:default-outline-level="4" style:class="text">
      <style:paragraph-properties fo:margin-left="0cm" fo:margin-right="0cm" fo:margin-top="0.423cm" fo:margin-bottom="0cm" loext:contextual-spacing="false" fo:text-indent="0cm" style:auto-text-indent="false">
        <style:tab-stops>
          <style:tab-stop style:position="1.524cm"/>
        </style:tab-stops>
      </style:paragraph-properties>
      <style:text-properties fo:font-style="italic" fo:font-weight="normal" style:font-style-asian="italic" style:font-weight-asian="normal"/>
    </style:style>
    <style:style style:name="Heading_20_5" style:display-name="Heading 5" style:family="paragraph" style:parent-style-name="Standard" style:next-style-name="Standard" style:class="text">
      <style:paragraph-properties>
        <style:tab-stops>
          <style:tab-stop style:position="1.778cm"/>
        </style:tab-stops>
      </style:paragraph-properties>
    </style:style>
    <style:style style:name="Heading_20_6" style:display-name="Heading 6" style:family="paragraph" style:parent-style-name="Standard" style:next-style-name="Standard" style:class="text">
      <style:paragraph-properties>
        <style:tab-stops>
          <style:tab-stop style:position="2.032cm"/>
        </style:tab-stops>
      </style:paragraph-properties>
    </style:style>
    <style:style style:name="Heading_20_7" style:display-name="Heading 7" style:family="paragraph" style:parent-style-name="Standard" style:next-style-name="Standard" style:class="text">
      <style:paragraph-properties>
        <style:tab-stops>
          <style:tab-stop style:position="2.286cm"/>
        </style:tab-stops>
      </style:paragraph-properties>
    </style:style>
    <style:style style:name="Heading_20_8" style:display-name="Heading 8" style:family="paragraph" style:parent-style-name="Standard" style:next-style-name="Standard" style:class="text">
      <style:paragraph-properties>
        <style:tab-stops>
          <style:tab-stop style:position="2.54cm"/>
        </style:tab-stops>
      </style:paragraph-properties>
    </style:style>
    <style:style style:name="Heading_20_9" style:display-name="Heading 9" style:family="paragraph" style:parent-style-name="Standard" style:next-style-name="Standard" style:class="text">
      <style:paragraph-properties>
        <style:tab-stops>
          <style:tab-stop style:position="2.794cm"/>
        </style:tab-stops>
      </style:paragraph-properties>
    </style:style>
    <style:style style:name="Body" style:family="paragraph" style:parent-style-name="Standard">
      <style:paragraph-properties fo:margin-top="0.212cm" fo:margin-bottom="0.212cm" loext:contextual-spacing="false" fo:text-align="justify" style:justify-single-word="false">
        <style:tab-stops>
          <style:tab-stop style:position="10.001cm"/>
        </style:tab-stops>
      </style:paragraph-properties>
      <style:text-properties fo:color="#000000" style:font-name="Arial" fo:font-family="Arial" style:font-family-generic="swiss" style:font-pitch="variable"/>
    </style:style>
    <style:style style:name="Header" style:family="paragraph" style:parent-style-name="Standard" style:class="extra">
      <style:paragraph-properties>
        <style:tab-stops>
          <style:tab-stop style:position="8.89cm" style:type="center"/>
          <style:tab-stop style:position="18.16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89cm" style:type="center"/>
          <style:tab-stop style:position="18.161cm" style:type="right"/>
        </style:tab-stops>
      </style:paragraph-properties>
    </style:style>
    <style:style style:name="Heading_20_1TOC" style:display-name="Heading 1TOC" style:family="paragraph" style:parent-style-name="Standard">
      <style:paragraph-properties fo:margin-left="1.302cm" fo:margin-right="0cm" fo:margin-top="0.212cm" fo:margin-bottom="0cm" loext:contextual-spacing="false" fo:text-indent="-1.302cm" style:auto-text-indent="false">
        <style:tab-stops>
          <style:tab-stop style:position="0cm"/>
          <style:tab-stop style:position="13.404cm" style:type="right" style:leader-style="dotted" style:leader-text="."/>
        </style:tab-stops>
      </style:paragraph-properties>
      <style:text-properties fo:color="#0000ff" fo:font-size="12pt" fo:font-weight="bold" style:font-size-asian="12pt" style:font-weight-asian="bold"/>
    </style:style>
    <style:style style:name="Contents_20_1" style:display-name="Contents 1" style:family="paragraph" style:parent-style-name="Heading_20_1TOC" style:next-style-name="Standard" style:class="index">
      <style:paragraph-properties fo:margin-left="1.27cm" fo:margin-right="0cm" fo:margin-top="0.423cm" fo:margin-bottom="0cm" loext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fo:color="#000000" style:font-name="Arial" fo:font-family="Arial" style:font-family-generic="swiss" style:font-pitch="variable" fo:font-size="10pt" style:font-size-asian="10pt"/>
    </style:style>
    <style:style style:name="Heading_20_2TOC" style:display-name="Heading 2TOC" style:family="paragraph" style:parent-style-name="Standard">
      <style:paragraph-properties fo:margin-left="2.503cm" fo:margin-right="0cm" fo:margin-top="0.071cm" fo:margin-bottom="0cm" loext:contextual-spacing="false" fo:text-indent="-1.201cm" style:auto-text-indent="false">
        <style:tab-stops>
          <style:tab-stop style:position="0cm"/>
          <style:tab-stop style:position="12.203cm" style:type="right" style:leader-style="dotted" style:leader-text="."/>
        </style:tab-stops>
      </style:paragraph-properties>
      <style:text-properties fo:color="#0000ff" fo:font-size="12pt" style:font-size-asian="12pt"/>
    </style:style>
    <style:style style:name="Contents_20_2" style:display-name="Contents 2" style:family="paragraph" style:parent-style-name="Heading_20_2TOC" style:next-style-name="Standard" style:class="index">
      <style:paragraph-properties fo:margin-left="2.032cm" fo:margin-right="0cm" fo:margin-top="0cm" fo:margin-bottom="0cm" loext:contextual-spacing="false" fo:text-indent="0cm" style:auto-text-indent="false">
        <style:tab-stops>
          <style:tab-stop style:position="14.478cm" style:type="right" style:leader-style="dotted" style:leader-text="."/>
        </style:tab-stops>
      </style:paragraph-properties>
      <style:text-properties fo:color="#000000" style:font-name="Arial" fo:font-family="Arial" style:font-family-generic="swiss" style:font-pitch="variable" fo:font-size="10pt" style:font-size-asian="10pt"/>
    </style:style>
    <style:style style:name="Heading_20_3TOC" style:display-name="Heading 3TOC" style:family="paragraph" style:parent-style-name="Standard">
      <style:paragraph-properties fo:margin-left="4.001cm" fo:margin-right="0cm" fo:margin-top="0cm" fo:margin-bottom="0.141cm" loext:contextual-spacing="false" fo:text-indent="-1.498cm" style:auto-text-indent="false">
        <style:tab-stops>
          <style:tab-stop style:position="0cm"/>
          <style:tab-stop style:position="10.705cm" style:type="right" style:leader-style="dotted" style:leader-text="."/>
        </style:tab-stops>
      </style:paragraph-properties>
      <style:text-properties fo:color="#0000ff" fo:font-size="12pt" style:font-size-asian="12pt"/>
    </style:style>
    <style:style style:name="Contents_20_3" style:display-name="Contents 3" style:family="paragraph" style:parent-style-name="Heading_20_3TOC" style:next-style-name="Standard" style:class="index">
      <style:paragraph-properties fo:margin-left="2.794cm" fo:margin-right="0cm" fo:margin-top="0cm" fo:margin-bottom="0cm" loext:contextual-spacing="false" fo:text-indent="0cm" style:auto-text-indent="false">
        <style:tab-stops>
          <style:tab-stop style:position="13.716cm" style:type="right" style:leader-style="dotted" style:leader-text="."/>
        </style:tab-stops>
      </style:paragraph-properties>
      <style:text-properties fo:color="#000000" fo:font-size="10pt" style:font-size-asian="10pt"/>
    </style:style>
    <style:style style:name="Document_20_Title" style:display-name="Document Title" style:family="paragraph" style:parent-style-name="Standard">
      <style:paragraph-properties fo:margin-top="1.094cm" fo:margin-bottom="0cm" loext:contextual-spacing="false" fo:text-align="center" style:justify-single-word="false"/>
      <style:text-properties fo:font-size="18pt" fo:font-weight="bold" style:font-size-asian="18pt" style:font-weight-asian="bold"/>
    </style:style>
    <style:style style:name="Heading_20_4TOC" style:display-name="Heading 4TOC" style:family="paragraph" style:parent-style-name="Standard">
      <style:paragraph-properties fo:margin-left="5.704cm" fo:margin-right="0cm" fo:margin-top="0cm" fo:margin-bottom="0cm" loext:contextual-spacing="false" fo:text-indent="-1.704cm" style:auto-text-indent="false">
        <style:tab-stops>
          <style:tab-stop style:position="0cm"/>
          <style:tab-stop style:position="9.001cm" style:type="right" style:leader-style="dotted" style:leader-text="."/>
        </style:tab-stops>
      </style:paragraph-properties>
      <style:text-properties fo:color="#0000ff" fo:font-size="12pt" style:font-size-asian="12pt"/>
    </style:style>
    <style:style style:name="Contents_20_4" style:display-name="Contents 4" style:family="paragraph" style:parent-style-name="Heading_20_4TOC" style:next-style-name="Standard" style:class="index">
      <style:paragraph-properties fo:margin-left="5.701cm" fo:margin-right="0cm" fo:margin-top="0cm" fo:margin-bottom="0cm" loext:contextual-spacing="false" fo:text-indent="-1.7cm" style:auto-text-indent="false">
        <style:tab-stops>
          <style:tab-stop style:position="-3.201cm"/>
          <style:tab-stop style:position="0.004cm"/>
          <style:tab-stop style:position="8.987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cm" style:auto-text-indent="false"/>
      <style:text-properties style:font-name="Times New Roman" fo:font-family="'Times New Roman'" style:font-family-generic="roman" style:font-pitch="variable"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loext:contextual-spacing="false" fo:text-indent="0cm" style:auto-text-indent="false"/>
      <style:text-properties style:font-name="Times New Roman" fo:font-family="'Times New Roman'" style:font-family-generic="roman" style:font-pitch="variable"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style:font-name="Times New Roman" fo:font-family="'Times New Roman'" style:font-family-generic="roman" style:font-pitch="variable"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loext:contextual-spacing="false" fo:text-indent="0cm" style:auto-text-indent="false"/>
      <style:text-properties style:font-name="Times New Roman" fo:font-family="'Times New Roman'" style:font-family-generic="roman" style:font-pitch="variable"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loext:contextual-spacing="false" fo:text-indent="0cm" style:auto-text-indent="false"/>
      <style:text-properties style:font-name="Times New Roman" fo:font-family="'Times New Roman'" style:font-family-generic="roman" style:font-pitch="variable" fo:font-size="9pt" style:font-size-asian="9pt"/>
    </style:style>
    <style:style style:name="CellBody" style:family="paragraph" style:parent-style-name="Standard">
      <style:paragraph-properties fo:margin-top="0.141cm" fo:margin-bottom="0.141cm" loext:contextual-spacing="false" fo:text-align="start" style:justify-single-word="false"/>
      <style:text-properties fo:color="#000000" style:font-name="Arial" fo:font-family="Arial" style:font-family-generic="swiss" style:font-pitch="variable" fo:language="en" fo:country="GB"/>
    </style:style>
    <style:style style:name="CellHeading" style:family="paragraph" style:parent-style-name="Standard">
      <style:paragraph-properties fo:margin-top="0.212cm" fo:margin-bottom="0.212cm" loext:contextual-spacing="false"/>
      <style:text-properties fo:color="#000000" style:font-name="Arial" fo:font-family="Arial" style:font-family-generic="swiss" style:font-pitch="variable" fo:language="en" fo:country="GB" fo:font-weight="bold" style:font-weight-asian="bold"/>
    </style:style>
    <style:style style:name="Abstract" style:family="paragraph" style:parent-style-name="Standard">
      <style:paragraph-properties fo:margin-top="0.423cm" fo:margin-bottom="0cm" loext:contextual-spacing="false" style:line-height-at-least="0.529cm" fo:text-align="center" style:justify-single-word="false"/>
      <style:text-properties fo:color="#000000" style:font-name="Arial" fo:font-family="Arial" style:font-family-generic="swiss" style:font-pitch="variable" fo:language="en" fo:country="GB"/>
    </style:style>
    <style:style style:name="Table_20_of_20_Figures" style:display-name="Table of Figures" style:family="paragraph" style:parent-style-name="Standard" style:next-style-name="Standard">
      <style:paragraph-properties fo:margin-left="0.706cm" fo:margin-right="0cm" fo:margin-top="0cm" fo:margin-bottom="0cm" loext:contextual-spacing="false" fo:text-indent="-0.706cm" style:auto-text-indent="false"/>
    </style:style>
    <style:style style:name="Reference" style:family="paragraph" style:parent-style-name="Standard" style:list-style-name="WW8StyleNum">
      <style:paragraph-properties fo:margin-left="0.499cm" fo:margin-right="0cm" fo:margin-top="0.212cm" fo:margin-bottom="0cm" loext:contextual-spacing="false" fo:text-indent="-0.499cm" style:auto-text-indent="false">
        <style:tab-stops>
          <style:tab-stop style:position="0.501cm"/>
        </style:tab-stops>
      </style:paragraph-properties>
      <style:text-properties fo:color="#000000" fo:font-size="12pt" style:font-size-asian="12pt"/>
    </style:style>
    <style:style style:name="SubTitle" style:family="paragraph" style:parent-style-name="Standard">
      <style:paragraph-properties style:line-height-at-least="0.564cm" fo:text-align="center" style:justify-single-word="false" fo:keep-with-next="always"/>
      <style:text-properties fo:color="#000000" fo:font-size="14pt" fo:language="en" fo:country="GB" fo:font-weight="bold" style:font-size-asian="14pt" style:font-weight-asian="bold"/>
    </style:style>
    <style:style style:name="Plain_20_Text" style:display-name="Plain Text" style:family="paragraph" style:parent-style-name="Standard">
      <style:text-properties style:font-name="Courier New" fo:font-family="'Courier New'" style:font-family-generic="modern" fo:language="en" fo:country="US"/>
    </style:style>
    <style:style style:name="Code_20_Snipet" style:display-name="Code Snipet" style:family="paragraph" style:parent-style-name="Body">
      <style:paragraph-properties fo:margin-top="0.212cm" fo:margin-bottom="0.212cm" loext:contextual-spacing="false"/>
      <style:text-properties style:font-name="Courier New" fo:font-family="'Courier New'" style:font-family-generic="modern" fo:font-size="10pt" style:font-size-asian="10pt"/>
    </style:style>
    <style:style style:name="Definition_20_Term" style:display-name="Definition Term" style:family="paragraph" style:parent-style-name="Standard" style:next-style-name="Standard" style:list-style-name="WW8Num3">
      <style:paragraph-properties fo:margin-left="0cm" fo:margin-right="0cm" fo:margin-top="0.176cm" fo:margin-bottom="0.176cm" loext:contextual-spacing="false" fo:text-align="start" style:justify-single-word="false" fo:orphans="0" fo:widows="0" fo:text-indent="0cm" style:auto-text-indent="false"/>
      <style:text-properties style:font-name="Arial" fo:font-family="Arial" style:font-family-generic="swiss" style:font-pitch="variable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Numbered_20_List" style:display-name="Numbered List" style:family="paragraph" style:parent-style-name="Body" style:next-style-name="Body" style:list-style-name="WW8Num2">
      <style:paragraph-properties fo:margin-left="0cm" fo:margin-right="0cm" fo:margin-top="0cm" fo:margin-bottom="0cm" loext:contextual-spacing="false" fo:text-indent="0cm" style:auto-text-indent="false"/>
    </style:style>
    <style:style style:name="Bulleted_20_List" style:display-name="Bulleted List" style:family="paragraph" style:parent-style-name="Numbered_20_List" style:next-style-name="Body" style:list-style-name="WW8Num4">
      <style:paragraph-properties fo:margin-left="0cm" fo:margin-right="0cm" fo:margin-top="0cm" fo:margin-bottom="0cm" loext:contextual-spacing="false" fo:text-indent="0cm" style:auto-text-indent="false"/>
    </style:style>
    <style:style style:name="Acronym" style:family="paragraph" style:parent-style-name="Body">
      <style:paragraph-properties fo:margin-left="1.27cm" fo:margin-right="0cm" fo:margin-top="0.212cm" fo:margin-bottom="0cm" loext:contextual-spacing="false" fo:text-indent="0cm" style:auto-text-indent="false">
        <style:tab-stops>
          <style:tab-stop style:position="6.35cm"/>
        </style:tab-stops>
      </style:paragraph-properties>
      <style:text-properties fo:language="en" fo:country="GB"/>
    </style:style>
    <style:style style:name="Legals" style:family="paragraph" style:parent-style-name="Body">
      <style:paragraph-properties fo:margin-top="0cm" fo:margin-bottom="0.106cm" loext:contextual-spacing="false" fo:text-align="center" style:justify-single-word="false"/>
      <style:text-properties fo:font-size="8pt" style:font-size-asian="8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ubscript" style:family="text">
      <style:text-properties style:text-position="sub 58%"/>
    </style:style>
    <style:style style:name="Superscript" style:family="text">
      <style:text-properties style:text-position="super 58%"/>
    </style:style>
    <style:style style:name="Symbol" style:family="text">
      <style:text-properties style:font-name="Symbol" fo:font-family="Symbol" style:font-family-generic="roman" style:font-pitch="variable" style:font-charset="x-symbol" fo:font-size="12pt" style:font-size-asian="12pt"/>
    </style:style>
    <style:style style:name="Underline" style:family="text">
      <style:text-properties style:font-name="Helvetica1" fo:font-family="Helvetica" style:font-family-generic="swiss" style:font-pitch="variable" fo:font-size="11pt" style:text-underline-style="solid" style:text-underline-width="auto" style:text-underline-color="font-color" style:font-size-asian="11pt"/>
    </style:style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 text:start-value="0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778cm" text:min-label-width="1.016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text:style-name="Default_20_Paragraph_20_Font" style:num-prefix="[" style:num-suffix="]" style:num-format="1">
        <style:list-level-properties text:space-before="0.251cm" text:min-label-width="1.52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1.778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282cm" fo:margin-bottom="0cm" loext:contextual-spacing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95cm" fo:margin-bottom="1.651cm" fo:margin-left="1.905cm" fo:margin-right="1.90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97cm" fo:margin-left="0cm" fo:margin-right="0cm" fo:margin-bottom="1.298cm" style:dynamic-spacing="true"/>
      </style:header-style>
      <style:footer-style>
        <style:header-footer-properties fo:min-height="1.372cm" fo:margin-left="0cm" fo:margin-right="0cm" fo:margin-top="1.274cm" style:dynamic-spacing="true"/>
      </style:footer-style>
    </style:page-layout>
    <number:number-style style:name="N0">
      <number:number number:min-integer-digits="1"/>
    </number:number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103"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0.023cm" svg:y="-0.004cm" svg:width="2.413cm" svg:height="1.067cm" draw:z-index="2"><draw:image xlink:href="Pictures/1000020100000427000001D81E79F30D.png" xlink:type="simple" xlink:show="embed" xlink:actuate="onLoad"/></draw:frame><text:tab/><text:user-defined style:data-style-name="N0" text:name="RFP Title">RFP-175 Device Access Specification Update</text:user-defined><text:tab/>Page <text:page-number text:select-page="current">5</text:page-number> of <text:page-count style:num-format="1">6</text:page-count></text:p>
        <text:p text:style-name="Header"/>
        <text:p text:style-name="Header"><text:tab/>Draft<text:tab/><text:modification-date style:data-style-name="N76">January 5, 2016</text:modification-date></text:p>
      </style:header>
      <style:footer>
        <text:p text:style-name="Footer">Copyright © <text:user-defined style:data-style-name="N0" text:name="Company">OSGi Alliance</text:user-defined> <text:s/><text:modification-date style:data-style-name="N103">2016</text:modification-date><text:tab/>All Rights Reserved</text:p>
      </style:footer>
    </style:master-page>
    <style:master-page style:name="First_20_Page" style:display-name="First Page" style:page-layout-name="Mpm1" style:next-style-name="Standard">
      <style:header>
        <text:p text:style-name="MP1"/>
      </style:header>
      <style:footer>
        <text:p text:style-name="Legals">Copyright © <text:user-defined style:data-style-name="N0" text:name="Company">OSGi Alliance</text:user-defined> <text:modification-date style:data-style-name="N103">2016</text:modification-date>.</text:p>
        <text:p text:style-name="Legals">All company, brand and product names contained within this document may be trademarks that are the sole property of the respective owners.</text:p>
        <text:p text:style-name="Legals">The above notice must be included on all copies of this document that are made.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creation-date>2013-01-21T13:56:40.110000000</meta:creation-date>
    <meta:editing-cycles>43</meta:editing-cycles>
    <meta:editing-duration>PT7H35M14S</meta:editing-duration>
    <meta:initial-creator>Nicola Portinaro</meta:initial-creator>
    <dc:date>2016-01-05T17:44:50.073000000</dc:date>
    <meta:document-statistic meta:table-count="3" meta:image-count="2" meta:object-count="0" meta:page-count="6" meta:paragraph-count="109" meta:word-count="1322" meta:character-count="8207" meta:non-whitespace-character-count="7005"/>
    <meta:user-defined meta:name="Company">OSGi Alliance</meta:user-defined>
    <meta:user-defined meta:name="Info 3"/>
    <meta:user-defined meta:name="Info 4"/>
    <meta:user-defined meta:name="RFP Title">RFP-175 Device Access Specification Update</meta:user-defined>
    <meta:template xlink:type="simple" xlink:actuate="onRequest" xlink:title="rfp-template" xlink:href="../../../OSGi/Documenti%20Esterni/OSGi%20Alliance%20Member/REG/Templates/rfp-template.ott" meta:date="2013-01-21T13:56:39.540000000"/>
  </office:meta>
</office:document-meta>
</file>